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16.492cm" fo:margin-left="0.009cm" fo:margin-top="0cm" fo:margin-bottom="0cm" table:align="left" style:writing-mode="lr-tb"/>
    </style:style>
    <style:style style:name="Table1.A" style:family="table-column">
      <style:table-column-properties style:column-width="2.741cm"/>
    </style:style>
    <style:style style:name="Table1.B" style:family="table-column">
      <style:table-column-properties style:column-width="13.75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5dce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ing_20_2">
      <style:paragraph-properties fo:margin-top="0.494cm" fo:margin-bottom="0.494cm" style:contextual-spacing="false" fo:text-align="center" style:justify-single-word="false"/>
    </style:style>
    <style:style style:name="P2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0f75a5" officeooo:paragraph-rsid="000f75a5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3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0ed165" officeooo:paragraph-rsid="000ed165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4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10b479" officeooo:paragraph-rsid="0010b479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5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0e0977" officeooo:paragraph-rsid="000ed165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6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126134" officeooo:paragraph-rsid="00126134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7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officeooo:paragraph-rsid="000ed165"/>
    </style:style>
    <style:style style:name="P8" style:family="paragraph" style:parent-style-name="List_20_Paragraph" style:list-style-name="L1">
      <style:paragraph-properties fo:margin-top="0cm" fo:margin-bottom="0cm" style:contextual-spacing="true" fo:line-height="150%" fo:text-align="start" style:justify-single-word="false" fo:orphans="2" fo:widows="2"/>
      <style:text-properties officeooo:rsid="000ed165" officeooo:paragraph-rsid="000ed165"/>
    </style:style>
    <style:style style:name="P9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officeooo:rsid="000e0977" officeooo:paragraph-rsid="000ed165"/>
    </style:style>
    <style:style style:name="P10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officeooo:rsid="000f75a5" officeooo:paragraph-rsid="000f75a5"/>
    </style:style>
    <style:style style:name="P11" style:family="paragraph" style:parent-style-name="Standard">
      <style:paragraph-properties fo:line-height="150%" fo:text-align="center" style:justify-single-word="false"/>
    </style:style>
    <style:style style:name="P12" style:family="paragraph" style:parent-style-name="Standard">
      <style:paragraph-properties fo:line-height="150%"/>
    </style:style>
    <style:style style:name="P13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Calibri" fo:font-size="11pt" style:letter-kerning="false" style:font-name-asian="宋体" style:font-size-asian="11pt" style:language-asian="zh" style:country-asian="CN" style:font-size-complex="11pt" style:language-complex="ar" style:country-complex="SA"/>
    </style:style>
    <style:style style:name="P14" style:family="paragraph" style:parent-style-name="Standard">
      <style:paragraph-properties fo:line-height="150%" fo:text-align="center" style:justify-single-word="false"/>
      <style:text-properties officeooo:rsid="001637ac" officeooo:paragraph-rsid="001637ac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e0977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4a28a" style:font-size-asian="12pt" style:font-name-complex="Times New Roman1" style:font-size-complex="12pt"/>
    </style:style>
    <style:style style:name="T5" style:family="text">
      <style:text-properties style:font-name="Times New Roman" fo:font-size="12pt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6" style:family="text">
      <style:text-properties style:font-name="Times New Roman" fo:font-size="12pt" officeooo:rsid="000f75a5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0e0977" style:font-size-asian="14pt" style:font-size-complex="14pt"/>
    </style:style>
    <style:style style:name="T9" style:family="text">
      <style:text-properties officeooo:rsid="000e0977"/>
    </style:style>
    <style:style style:name="T10" style:family="text">
      <style:text-properties officeooo:rsid="000ed165"/>
    </style:style>
    <style:style style:name="T11" style:family="text">
      <style:text-properties officeooo:rsid="0010b479"/>
    </style:style>
    <style:style style:name="T12" style:family="text">
      <style:text-properties officeooo:rsid="0012613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 loext:marker-style-name="T1"><text:span text:style-name="T1">Gary</text:span></text:p>
      <text:p text:style-name="P11" loext:marker-style-name="T1"><text:span text:style-name="T1">CITS3200 PROFESSIONAL COMPUTING</text:span><text:span text:style-name="T1"/></text:p>
      <text:h text:style-name="P1" text:outline-level="2" loext:marker-style-name="T7"><text:bookmark-start text:name="_Toc492841249"/><text:span text:style-name="T7">MEETING # </text:span><text:bookmark-end text:name="_Toc492841249"/><text:span text:style-name="T8">1</text:span></text:h>
      <text:p text:style-name="P12" loext:marker-style-name="T2"><text:span text:style-name="T2">Time: </text:span><text:span text:style-name="T4">6:30pm</text:span></text:p>
      <text:p text:style-name="P12" loext:marker-style-name="T2"><text:span text:style-name="T2">Date:</text:span><text:span text:style-name="T3"> </text:span><text:span text:style-name="T4">23/07/2024</text:span></text:p>
      <text:p text:style-name="P12" loext:marker-style-name="T2"><text:span text:style-name="T2">Venue: </text:span><text:span text:style-name="T4">Discord (Online)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 loext:marker-style-name="T2"><text:span text:style-name="T2">Tasks</text:span><text:span text:style-name="T2"/></text:p>
          </table:table-cell>
          <table:table-cell table:style-name="Table1.A1" office:value-type="string">
            <text:p text:style-name="P13" loext:marker-style-name="T2"><text:span text:style-name="T2">Sub-tasks</text:span><text:span text:style-name="T2"/></text:p>
          </table:table-cell>
        </table:table-row>
        <table:table-row table:style-name="Table1.1">
          <table:table-cell table:style-name="Table1.A2" office:value-type="string">
            <text:p text:style-name="P13" loext:marker-style-name="T2"><text:span text:style-name="T2">Report</text:span></text:p>
          </table:table-cell>
          <table:table-cell table:style-name="Table1.B2" office:value-type="string">
            <text:list text:style-name="WWNum1">
              <text:list-header>
                <text:p text:style-name="P2" loext:marker-style-name="T2">N/A – <text:span text:style-name="T11">First meeting</text:span></text:p>
              </text:list-header>
            </text:list>
          </table:table-cell>
        </table:table-row>
        <table:table-row table:style-name="Table1.1">
          <table:table-cell table:style-name="Table1.A3" office:value-type="string">
            <text:p text:style-name="P13" loext:marker-style-name="T2"><text:span text:style-name="T2">Discussions/Clarifications</text:span></text:p>
          </table:table-cell>
          <table:table-cell table:style-name="Table1.B3" office:value-type="string">
            <text:list text:continue-numbering="true" text:style-name="WWNum1">
              <text:list-item>
                <text:p text:style-name="P3" loext:marker-style-name="T2">Introductions</text:p>
              </text:list-item>
              <text:list-item>
                <text:p text:style-name="P3" loext:marker-style-name="T2">Any other roles that need to be elected beyond Minute taker and Proj. Manager</text:p>
                <text:list>
                  <text:list-item>
                    <text:p text:style-name="P4" loext:marker-style-name="T2">E.g: Client Liase <text:span text:style-name="T12">Officer</text:span>?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4" office:value-type="string">
            <text:p text:style-name="P13" loext:marker-style-name="T2"><text:span text:style-name="T2">To Do</text:span><text:span text:style-name="T2"/></text:p>
          </table:table-cell>
          <table:table-cell table:style-name="Table1.B4" office:value-type="string">
            <text:list xml:id="list195835734950322" text:continue-numbering="true" text:style-name="WWNum1">
              <text:list-item>
                <text:p text:style-name="P7"><text:span text:style-name="T9">Elect</text:span><text:span text:style-name="T10">ions</text:span></text:p>
              </text:list-item>
            </text:list>
            <text:list text:style-name="L1">
              <text:list-item>
                <text:list>
                  <text:list-item>
                    <text:p text:style-name="P8">Minute taker (ASAP)</text:p>
                  </text:list-item>
                  <text:list-item>
                    <text:p text:style-name="P8">Project Manager</text:p>
                  </text:list-item>
                </text:list>
              </text:list-item>
            </text:list>
            <text:list text:continue-list="list195835734950322" text:style-name="WWNum1">
              <text:list-item>
                <text:p text:style-name="P4">Team Name</text:p>
              </text:list-item>
              <text:list-item>
                <text:p text:style-name="P5">Discuss and create decision-making process</text:p>
                <text:list>
                  <text:list-item>
                    <text:p text:style-name="P3">Style: Centralised vs Decentralised decision making?</text:p>
                  </text:list-item>
                  <text:list-item>
                    <text:p text:style-name="P3">Team Lead primacy(?)</text:p>
                  </text:list-item>
                </text:list>
              </text:list-item>
              <text:list-item>
                <text:p text:style-name="P5">Set operating guidelines:</text:p>
                <text:list>
                  <text:list-item>
                    <text:p text:style-name="P9">(As outlined in sheet)</text:p>
                  </text:list-item>
                  <text:list-item>
                    <text:p text:style-name="P5">attendance</text:p>
                  </text:list-item>
                  <text:list-item>
                    <text:p text:style-name="P5">timeliness</text:p>
                  </text:list-item>
                  <text:list-item>
                    <text:p text:style-name="P5">time and place</text:p>
                  </text:list-item>
                  <text:list-item>
                    <text:p text:style-name="P5">basic courtesies </text:p>
                  </text:list-item>
                  <text:list-item>
                    <text:p text:style-name="P9"><text:span text:style-name="T5">breaks </text:span><text:span text:style-name="T6">&amp; </text:span><text:span text:style-name="T5">interruptions</text:span></text:p>
                  </text:list-item>
                  <text:list-item>
                    <text:p text:style-name="P9" loext:marker-style-name="T2">guidelines for unexpected happenings and various <text:soft-page-break/>behaviours</text:p>
                  </text:list-item>
                </text:list>
              </text:list-item>
              <text:list-item>
                <text:p text:style-name="P10" loext:marker-style-name="T2">Decide priority of projects</text:p>
              </text:list-item>
            </text:list>
          </table:table-cell>
        </table:table-row>
        <table:table-row table:style-name="Table1.1">
          <table:table-cell table:style-name="Table1.A5" office:value-type="string">
            <text:p text:style-name="P13" loext:marker-style-name="T2"><text:span text:style-name="T2">Next Meeting</text:span><text:span text:style-name="T2"/></text:p>
          </table:table-cell>
          <table:table-cell table:style-name="Table1.B5" office:value-type="string">
            <text:list text:continue-numbering="true" text:style-name="WWNum1">
              <text:list-item>
                <text:p text:style-name="P6" loext:marker-style-name="T2">Set Time, Date and Venue</text:p>
              </text:list-item>
              <text:list-item>
                <text:p text:style-name="P4" loext:marker-style-name="T2">Outline reports needed for next meeting </text:p>
                <text:list>
                  <text:list-item>
                    <text:p text:style-name="P6" loext:marker-style-name="T2">Who taking care of such reports</text:p>
                  </text:list-item>
                </text:list>
              </text:list-item>
            </text:list>
          </table:table-cell>
        </table:table-row>
      </table:table>
      <text:p text:style-name="Standard"><text:bookmark text:name="_GoBack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宋体" style:font-size-asian="11pt" style:language-asian="zh" style:country-asian="CN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宋体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AU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Heading_20_2_20_Char" style:display-name="Heading 2 Char" style:family="text" style:parent-style-name="Default_20_Paragraph_20_Font_20__28_WW_29_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evin Theodore Siswanto</meta:initial-creator>
    <meta:editing-cycles>13</meta:editing-cycles>
    <meta:creation-date>2018-08-06T02:32:00</meta:creation-date>
    <dc:date>2024-07-23T19:51:24.015047613</dc:date>
    <meta:editing-duration>PT1H24M52S</meta:editing-duration>
    <meta:generator>LibreOffice/24.2.5.2$Linux_X86_64 LibreOffice_project/420$Build-2</meta:generator>
    <meta:document-statistic meta:table-count="1" meta:image-count="0" meta:object-count="0" meta:page-count="2" meta:paragraph-count="35" meta:word-count="134" meta:character-count="787" meta:non-whitespace-character-count="708"/>
    <meta:user-defined meta:name="AppVersion">16.0000</meta:user-defined>
    <meta:template xlink:type="simple" xlink:actuate="onRequest" xlink:title="Normal.dotm" xlink:href=""/>
  </office:meta>
</office:document-meta>
</file>